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ro" fo:country="RO" officeooo:rsid="00057b45" style:language-asian="zxx" style:country-asian="none" style:language-complex="zxx" style:country-complex="none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57b45" officeooo:paragraph-rsid="00057b45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62e86" officeooo:paragraph-rsid="00062e86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c7e10" officeooo:paragraph-rsid="000c7e10" style:language-asian="zxx" style:country-asian="none" style:language-complex="zxx" style:country-complex="none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76e5d" officeooo:paragraph-rsid="00076e5d" style:language-asian="zxx" style:country-asian="none" style:language-complex="zxx" style:country-complex="none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11208d" officeooo:paragraph-rsid="0011208d" style:language-asian="zxx" style:country-asian="none" style:language-complex="zxx" style:country-complex="none"/>
    </style:style>
    <style:style style:name="T1" style:family="text">
      <style:text-properties officeooo:rsid="00062e86"/>
    </style:style>
    <style:style style:name="T2" style:family="text">
      <style:text-properties officeooo:rsid="000a5332"/>
    </style:style>
    <style:style style:name="T3" style:family="text">
      <style:text-properties officeooo:rsid="000b258a"/>
    </style:style>
    <style:style style:name="T4" style:family="text">
      <style:text-properties officeooo:rsid="0011208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7.62cm"/>
        </style:list-level-properties>
      </text:list-level-style-number>
      <text:list-level-style-number text:level="10" style:num-prefix=" 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Introducere (1-2pag)</text:p>
      <text:list xml:id="list2862237717067059148" text:style-name="L1">
        <text:list-item>
          <text:p text:style-name="P2">Instrumente și metodologia software folosită</text:p>
        </text:list-item>
        <text:list-item>
          <text:p text:style-name="P2">Prezentarea aplicației dezvoltate</text:p>
          <text:list>
            <text:list-item>
              <text:p text:style-name="P2">Dezvoltarea cerințelor aplicației</text:p>
            </text:list-item>
            <text:list-item>
              <text:p text:style-name="P2">Proiectarea sistemului</text:p>
              <text:list>
                <text:list-item>
                  <text:p text:style-name="P2">Motor de șah</text:p>
                  <text:list>
                    <text:list-header>
                      <text:p text:style-name="P2">Algoritmi în mare</text:p>
                      <text:p text:style-name="P2">Structuri de date, de ce am folosit ce am folosit</text:p>
                      <text:p text:style-name="P2">Generarea mutărilor, <text:span text:style-name="T1">elemente cheie</text:span></text:p>
                    </text:list-header>
                  </text:list>
                </text:list-item>
                <text:list-item>
                  <text:p text:style-name="P2">Interfața grafică</text:p>
                  <text:list>
                    <text:list-header>
                      <text:p text:style-name="P2">Print screen funcționalițăți <text:span text:style-name="T2">(nu apare)</text:span></text:p>
                      <text:p text:style-name="P2">Diagrame de clas<text:span text:style-name="T3">ă</text:span></text:p>
                    </text:list-header>
                  </text:list>
                </text:list-item>
                <text:list-item>
                  <text:p text:style-name="P2">Server</text:p>
                  <text:list>
                    <text:list-header>
                      <text:p text:style-name="P3">Diagramă + concept web service</text:p>
                    </text:list-header>
                  </text:list>
                </text:list-item>
              </text:list>
            </text:list-item>
            <text:list-item>
              <text:p text:style-name="P2">Legarea componentelor sistemului</text:p>
              <text:list>
                <text:list-item>
                  <text:p text:style-name="P2">High level diagram</text:p>
                </text:list-item>
                <text:list-item>
                  <text:p text:style-name="P4">Diagrama activitati</text:p>
                </text:list-item>
              </text:list>
            </text:list-item>
          </text:list>
        </text:list-item>
        <text:list-item>
          <text:p text:style-name="P3">Implementarea aplicației</text:p>
          <text:list>
            <text:list-item>
              <text:p text:style-name="P3">Engine</text:p>
              <text:list>
                <text:list-item>
                  <text:p text:style-name="P3">Algoritmi motor de șah</text:p>
                  <text:p text:style-name="P3">Structuri folosite</text:p>
                </text:list-item>
                <text:list-item>
                  <text:p text:style-name="P3">Cod sursă</text:p>
                </text:list-item>
                <text:list-item>
                  <text:p text:style-name="P3">Evaluarea mutărilor</text:p>
                </text:list-item>
              </text:list>
            </text:list-item>
            <text:list-item>
              <text:p text:style-name="P5">Client</text:p>
              <text:list>
                <text:list-item>
                  <text:p text:style-name="P5">Cod</text:p>
                </text:list-item>
                <text:list-item>
                  <text:p text:style-name="P5">Module</text:p>
                </text:list-item>
                <text:list-item>
                  <text:p text:style-name="P5">Refolosire</text:p>
                </text:list-item>
              </text:list>
            </text:list-item>
            <text:list-item>
              <text:p text:style-name="P5">Server</text:p>
              <text:list>
                <text:list-item>
                  <text:p text:style-name="P5">Cod</text:p>
                </text:list-item>
              </text:list>
            </text:list-item>
          </text:list>
        </text:list-item>
        <text:list-item>
          <text:p text:style-name="P5">Testarea aplicației</text:p>
          <text:list>
            <text:list-item>
              <text:p text:style-name="P5">code coverage</text:p>
            </text:list-item>
            <text:list-item>
              <text:p text:style-name="P5">unit tests</text:p>
            </text:list-item>
          </text:list>
        </text:list-item>
        <text:list-item>
          <text:p text:style-name="P6">Concluzi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0M37S</meta:editing-duration>
    <meta:editing-cycles>16</meta:editing-cycles>
    <meta:generator>LibreOffice/4.4.3.2$Windows_x86 LibreOffice_project/88805f81e9fe61362df02b9941de8e38a9b5fd16</meta:generator>
    <dc:date>2015-06-20T13:19:59.665000000</dc:date>
    <meta:document-statistic meta:table-count="0" meta:image-count="0" meta:object-count="0" meta:page-count="1" meta:paragraph-count="33" meta:word-count="110" meta:character-count="762" meta:non-whitespace-character-count="688"/>
    <meta:user-defined meta:name="Info 1"/>
    <meta:user-defined meta:name="Info 2"/>
    <meta:user-defined meta:name="Info 3"/>
    <meta:user-defined meta:name="Info 4"/>
  </office:meta>
</office:document-meta>
</file>